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1c83cd" officeooo:paragraph-rsid="001c8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/JH &gt;</text:p>
      <text:p text:style-name="P1">{.JH}</text:p>
      <text:p text:style-name="P1">&gt;_ J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4:56:59.254113493</meta:creation-date>
    <dc:date>2021-04-20T16:06:25.362910072</dc:date>
    <meta:editing-duration>PT49M16S</meta:editing-duration>
    <meta:editing-cycles>1</meta:editing-cycles>
    <meta:document-statistic meta:table-count="0" meta:image-count="0" meta:object-count="0" meta:page-count="1" meta:paragraph-count="3" meta:word-count="5" meta:character-count="16" meta:non-whitespace-character-count="14"/>
    <meta:generator>LibreOffice/6.4.7.2$Linux_X86_64 LibreOffice_project/40$Build-2</meta:generator>
  </office:meta>
</office:document-meta>
</file>